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aco" svg:font-family="Monaco, 'lucida console', monospace"/>
    <style:font-face style:name="proxima-nova" svg:font-family="proxima-nov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54b99" officeooo:paragraph-rsid="00054b99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text-properties officeooo:rsid="00054b99" officeooo:paragraph-rsid="00054b99"/>
    </style:style>
    <style:style style:name="P4" style:family="paragraph" style:parent-style-name="Standard">
      <style:paragraph-properties fo:margin-left="0in" fo:margin-right="0in" fo:margin-top="0in" fo:margin-bottom="0.0972in" loext:contextual-spacing="false" fo:orphans="2" fo:widows="2" fo:text-indent="0in" style:auto-text-indent="false"/>
    </style:style>
    <style:style style:name="P5" style:family="paragraph" style:parent-style-name="Standard">
      <style:text-properties officeooo:rsid="0007c195" officeooo:paragraph-rsid="0007c195"/>
    </style:style>
    <style:style style:name="T1" style:family="text">
      <style:text-properties officeooo:rsid="00036916"/>
    </style:style>
    <style:style style:name="T2" style:family="text">
      <style:text-properties fo:font-variant="normal" fo:text-transform="none" fo:color="#111111" style:font-name="proxima-nova" fo:font-size="10.5pt" fo:letter-spacing="normal" fo:font-style="normal" fo:font-weight="normal"/>
    </style:style>
    <style:style style:name="T3" style:family="text">
      <style:text-properties fo:font-variant="normal" fo:text-transform="none" fo:color="#111111" style:font-name="proxima-nova" fo:font-size="10.5pt" fo:letter-spacing="normal" fo:font-style="normal" fo:font-weight="normal" officeooo:rsid="0003e25f"/>
    </style:style>
    <style:style style:name="T4" style:family="text">
      <style:text-properties fo:font-variant="normal" fo:text-transform="none" fo:color="#111111" style:font-name="proxima-nova" fo:font-size="10.5pt" fo:letter-spacing="normal" fo:font-style="normal" fo:font-weight="bold"/>
    </style:style>
    <style:style style:name="T5" style:family="text">
      <style:text-properties fo:font-variant="normal" fo:text-transform="none" fo:color="#111111" fo:letter-spacing="normal"/>
    </style:style>
    <style:style style:name="T6" style:family="text">
      <style:text-properties fo:font-variant="normal" fo:text-transform="none" fo:color="#555555" style:font-name="Monaco" fo:font-size="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2"/><text:span text:style-name="T1">Wallet-Password</text:span></text:p>
      <text:p text:style-name="Standard"/>
      <text:p text:style-name="P4"><text:span text:style-name="T3">Note: </text:span><text:span text:style-name="T2">A common misconception in cryptocurrency regarding wallets is that they store tokens. A wallet </text:span><text:span text:style-name="Strong_20_Emphasis"><text:span text:style-name="T4">does not</text:span></text:span><text:span text:style-name="T5"> </text:span><text:span text:style-name="T2">store tokens. What a wallet does is store private keys in an encrypted file and sign transactions.</text:span></text:p>
      <text:p text:style-name="Standard">"PW5HtAjb94woUUbzGK2JUw5BfuN5BYCeC22BBMzwgmCavSScRYajv"</text:p>
      <text:p text:style-name="Standard"/>
      <text:p text:style-name="P5">12-7-19 "PW5JDMFKfhjpMZEYvbFyYegQmgaVAe115hHpFqwV2KArStqMuNHGK"</text:p>
      <text:p text:style-name="Standard"/>
      <text:p text:style-name="Standard">Created new private key with a public key of: "EOS7p6TJ1LHhMNmMQZJrttVCyjLwCq4MYba12VGrTaSP65MWZmTUU"</text:p>
      <text:p text:style-name="Standard"/>
      <text:p text:style-name="P3">EOS Development Key</text:p>
      <text:p text:style-name="P1"><text:span text:style-name="Source_20_Text"><text:span text:style-name="T6">5KQwrPbwdL6PhXujxW37FSSQZ1JiwsST4cqQzDeyXtP79zkvFD3</text:span></text:span></text:p>
      <text:p text:style-name="P1"><text:span text:style-name="Source_20_Text"><text:span text:style-name="T6"/></text:span></text:p>
      <text:p text:style-name="P1"><text:span text:style-name="Source_20_Text"><text:span text:style-name="T6">private key: imported private key for: EOS6MRyAjQq8ud7hVNYcfnVPJqcVpscN5So8BhtHuGYqET5GDW5CV</text:span>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aco" svg:font-family="Monaco, 'lucida console', monospace"/>
    <style:font-face style:name="proxima-nova" svg:font-family="proxima-nov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3T18:15:09.514437150</meta:creation-date>
    <dc:date>2019-12-07T19:49:31.450147956</dc:date>
    <meta:editing-duration>PT31M17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59" meta:character-count="606" meta:non-whitespace-character-count="553"/>
  </office:meta>
</office:document-meta>
</file>